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0cm" fo:min-width="0cm" fo:wrap-option="no-wrap"/>
    </style:style>
    <style:style style:name="gr2" style:family="graphic" style:parent-style-name="standard">
      <style:graphic-properties draw:stroke="solid" svg:stroke-color="#000000" draw:fill="solid" draw:fill-color="#ffffff" draw:textarea-horizontal-align="justify" draw:textarea-vertical-align="top" draw:auto-grow-height="true" draw:auto-grow-width="true" draw:fit-to-size="false" fo:min-height="6.735cm" fo:min-width="8.263cm"/>
    </style:style>
    <style:style style:name="gr3" style:family="graphic" style:parent-style-name="standard">
      <style:graphic-properties draw:stroke="solid" svg:stroke-color="#b2b2b2" draw:fill="solid" draw:fill-color="#dddddd" draw:textarea-horizontal-align="justify" draw:textarea-vertical-align="middle" draw:auto-grow-height="true" draw:auto-grow-width="true" draw:fit-to-size="false" fo:min-height="1.655cm"/>
    </style:style>
    <style:style style:name="gr4" style:family="graphic" style:parent-style-name="standard">
      <style:graphic-properties draw:stroke="solid" svg:stroke-width="0.051cm" svg:stroke-color="#000000" draw:marker-start-width="0.355cm" draw:marker-end-width="0.355cm" draw:fill="solid" draw:fill-color="#ffffff" draw:textarea-horizontal-align="justify" draw:textarea-vertical-align="top" draw:auto-grow-height="true" draw:auto-grow-width="true" draw:fit-to-size="false" fo:min-height="4.83cm" fo:min-width="8.263cm" fo:padding-top="0.15cm" fo:padding-bottom="0.15cm" fo:padding-left="0.275cm" fo:padding-right="0.275cm"/>
    </style:style>
    <style:style style:name="gr5" style:family="graphic" style:parent-style-name="standard">
      <style:graphic-properties draw:stroke="solid" svg:stroke-color="#b2b2b2" draw:fill="solid" draw:fill-color="#dddddd" draw:textarea-vertical-align="middle" draw:auto-grow-width="true" fo:min-height="2.036cm"/>
    </style:style>
    <style:style style:name="gr6" style:family="graphic" style:parent-style-name="objectwithoutfill">
      <style:graphic-properties svg:stroke-width="0.051cm" draw:marker-start-width="0.355cm" draw:marker-end-width="0.355cm" draw:fill="none" draw:textarea-horizontal-align="center" draw:textarea-vertical-align="middle" draw:fit-to-size="shrink-to-fit" fo:padding-top="0.15cm" fo:padding-bottom="2.565cm" fo:padding-left="0.275cm" fo:padding-right="0.275cm" draw:fontwork-style="rotate" draw:fontwork-distance="0.254cm" draw:fontwork-start="0cm" draw:fontwork-shadow-offset-x="0cm" draw:fontwork-shadow-offset-y="0cm"/>
    </style:style>
    <style:style style:name="gr7" style:family="graphic" style:parent-style-name="objectwithoutfill">
      <style:graphic-properties svg:stroke-width="0.051cm" draw:marker-start-width="0.355cm" draw:marker-end-width="0.355cm" draw:fill="none" draw:textarea-vertical-align="middle" draw:fit-to-size="shrink-to-fit" fo:padding-top="0.15cm" fo:padding-bottom="0.15cm" fo:padding-left="0.275cm" fo:padding-right="0.275cm"/>
    </style:style>
    <style:style style:name="gr8" style:family="graphic" style:parent-style-name="standard">
      <style:graphic-properties draw:stroke="solid" svg:stroke-color="#000000" draw:fill="solid" draw:fill-color="#ffffff" draw:textarea-horizontal-align="justify" draw:textarea-vertical-align="top" draw:auto-grow-height="true" draw:auto-grow-width="true" draw:fit-to-size="false" fo:min-height="4.068cm" fo:min-width="8.263cm"/>
    </style:style>
    <style:style style:name="gr9" style:family="graphic" style:parent-style-name="objectwithoutfill">
      <style:graphic-properties draw:stroke="dash" draw:stroke-dash="Fine_20_Dashed" svg:stroke-width="0.051cm" draw:marker-start-width="0.355cm" draw:marker-end-width="0.355cm" draw:fill="none" draw:textarea-vertical-align="middle" draw:fit-to-size="shrink-to-fit" fo:padding-top="0.15cm" fo:padding-bottom="0.15cm" fo:padding-left="0.275cm" fo:padding-right="0.275cm"/>
    </style:style>
    <style:style style:name="gr10"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7.543cm" fo:padding-top="0.15cm" fo:padding-bottom="0.15cm" fo:padding-left="0.275cm" fo:padding-right="0.275cm"/>
    </style:style>
    <style:style style:name="gr11"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5.033cm" fo:padding-top="0.15cm" fo:padding-bottom="0.15cm" fo:padding-left="0.275cm" fo:padding-right="0.275cm"/>
    </style:style>
    <style:style style:name="gr12"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991cm" fo:padding-top="0.15cm" fo:padding-bottom="0.15cm" fo:padding-left="0.275cm" fo:padding-right="0.275cm"/>
    </style:style>
    <style:style style:name="gr13"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2.442cm" fo:padding-top="0.15cm" fo:padding-bottom="0.15cm" fo:padding-left="0.275cm" fo:padding-right="0.275cm"/>
    </style:style>
    <style:style style:name="gr14"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986cm" fo:padding-top="0.15cm" fo:padding-bottom="0.15cm" fo:padding-left="0.275cm" fo:padding-right="0.275cm"/>
    </style:style>
    <style:style style:name="gr15"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186cm" fo:min-width="4.212cm" fo:padding-top="0.15cm" fo:padding-bottom="0.15cm" fo:padding-left="0.275cm" fo:padding-right="0.275cm"/>
    </style:style>
    <style:style style:name="gr16" style:family="graphic" style:parent-style-name="objectwithoutfill">
      <style:graphic-properties svg:stroke-width="0.051cm" draw:marker-start-width="0.355cm" draw:marker-end-width="0.33cm" draw:fill="none" draw:textarea-vertical-align="middle" draw:fit-to-size="shrink-to-fit" fo:padding-top="0.15cm" fo:padding-bottom="0.15cm" fo:padding-left="0.275cm" fo:padding-right="0.275cm"/>
    </style:style>
    <style:style style:name="gr17" style:family="graphic" style:parent-style-name="standard">
      <style:graphic-properties draw:stroke="solid" svg:stroke-width="0.051cm" svg:stroke-color="#333333" draw:marker-start-width="0.355cm" draw:marker-end-width="0.33cm" draw:fill="solid" draw:fill-color="#ffffff" draw:textarea-vertical-align="middle" draw:auto-grow-width="true" fo:min-height="2.036cm" fo:min-width="4.828cm" fo:padding-top="0.15cm" fo:padding-bottom="0.15cm" fo:padding-left="0.275cm" fo:padding-right="0.275cm"/>
    </style:style>
    <style:style style:name="gr18" style:family="graphic" style:parent-style-name="objectwithoutfill">
      <style:graphic-properties svg:stroke-width="0.051cm" draw:marker-start-width="0.355cm" draw:marker-end="Arrow" draw:marker-end-width="0.33cm" draw:fill="none" draw:textarea-vertical-align="middle" draw:fit-to-size="shrink-to-fit" fo:padding-top="0.15cm" fo:padding-bottom="0.15cm" fo:padding-left="0.275cm" fo:padding-right="0.275cm"/>
    </style:style>
    <style:style style:name="gr19" style:family="graphic" style:parent-style-name="standard">
      <style:graphic-properties draw:stroke="none" svg:stroke-color="#000000" draw:fill="none" draw:fill-color="#ffffff" draw:textarea-vertical-align="top" draw:fit-to-size="shrink-to-fit" fo:min-height="9.4cm"/>
    </style:style>
    <style:style style:name="gr20" style:family="graphic" style:parent-style-name="objectwithoutfill">
      <style:graphic-properties svg:stroke-width="0.051cm" draw:marker-start-width="0.355cm" draw:marker-end="" draw:marker-end-width="0.33cm" draw:fill="none" draw:textarea-vertical-align="middle" draw:fit-to-size="shrink-to-fit"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style:font-name="Ubuntu" fo:font-size="36pt" style:font-size-asian="36pt" style:font-size-complex="36pt"/>
    </style:style>
    <style:style style:name="P3" style:family="paragraph">
      <style:paragraph-properties fo:text-align="center">
        <style:tab-stops/>
      </style:paragraph-properties>
    </style:style>
    <style:style style:name="P4" style:family="paragraph">
      <style:paragraph-properties fo:text-align="center">
        <style:tab-stops/>
      </style:paragraph-properties>
      <style:text-properties style:font-name="Ubuntu1" fo:font-size="32pt" style:font-size-asian="32pt" style:font-size-complex="32pt"/>
    </style:style>
    <style:style style:name="P5" style:family="paragraph">
      <style:paragraph-properties fo:text-align="center">
        <style:tab-stops/>
      </style:paragraph-properties>
      <style:text-properties style:font-name="Ubuntu1" fo:font-size="36pt" style:font-size-asian="18pt" style:font-size-complex="18pt"/>
    </style:style>
    <style:style style:name="P6" style:family="paragraph">
      <style:paragraph-properties fo:text-align="center"/>
      <style:text-properties style:font-name="Ubuntu" fo:font-size="36pt" fo:font-weight="bold" style:font-size-asian="36pt" style:font-weight-asian="bold" style:font-size-complex="36pt" style:font-weight-complex="bold"/>
    </style:style>
    <style:style style:name="P7" style:family="paragraph">
      <style:paragraph-properties fo:line-height="150%" fo:text-align="start"/>
    </style:style>
    <style:style style:name="P8" style:family="paragraph">
      <style:paragraph-properties fo:text-align="center">
        <style:tab-stops/>
      </style:paragraph-properties>
      <style:text-properties style:font-name="Ubuntu" fo:font-size="36pt" style:font-size-asian="36pt" style:font-size-complex="36pt"/>
    </style:style>
    <style:style style:name="T1" style:family="text">
      <style:text-properties style:font-name="Ubuntu" fo:font-size="36pt" style:font-size-asian="36pt" style:font-size-complex="36pt"/>
    </style:style>
    <style:style style:name="T2" style:family="text">
      <style:text-properties style:font-name="Ubuntu1" fo:font-size="32pt" style:font-size-asian="32pt" style:font-size-complex="32pt"/>
    </style:style>
    <style:style style:name="T3" style:family="text">
      <style:text-properties style:font-name="Ubuntu"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32.512cm" svg:height="30.607cm" svg:x="61.32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8.787cm" svg:height="6.985cm" svg:x="65.619cm" svg:y="19.796cm">
            <draw:text-box>
              <text:p text:style-name="P1"><text:span text:style-name="T1">cloud instance</text:span></text:p>
            </draw:text-box>
          </draw:frame>
          <draw:frame draw:style-name="gr3" draw:text-style-name="P2" xml:id="id1" draw:id="id1" draw:layer="layout" svg:width="4.998cm" svg:height="1.905cm" svg:x="51.374cm" svg:y="8.747cm">
            <draw:text-box>
              <text:p text:style-name="P1"><text:span text:style-name="T1">Juju CLI</text:span></text:p>
            </draw:text-box>
          </draw:frame>
          <draw:frame draw:style-name="gr3" draw:text-style-name="P2" xml:id="id3" draw:id="id3" draw:layer="layout" svg:width="5.277cm" svg:height="1.905cm" svg:x="53.07cm" svg:y="19.288cm">
            <draw:text-box>
              <text:p text:style-name="P1"><text:span text:style-name="T1">Juju GUI</text:span></text:p>
            </draw:text-box>
          </draw:frame>
          <draw:frame draw:style-name="gr4" draw:text-style-name="P2" draw:layer="layout" svg:width="8.837cm" svg:height="5.13cm" svg:x="67.626cm" svg:y="11.541cm">
            <draw:text-box>
              <text:p text:style-name="P1"><text:span text:style-name="T1">cloud instance</text:span></text:p>
            </draw:text-box>
          </draw:frame>
          <draw:frame draw:style-name="gr5" draw:text-style-name="P2" xml:id="id2" draw:id="id2" draw:layer="layout" svg:width="6.822cm" svg:height="2.286cm" svg:x="68.608cm" svg:y="13.446cm">
            <draw:text-box>
              <text:p text:style-name="P1"><text:span text:style-name="T1">Juju server</text:span></text:p>
            </draw:text-box>
          </draw:frame>
          <draw:connector draw:style-name="gr6" draw:text-style-name="P4" draw:layer="layout" draw:type="lines" svg:x1="56.372cm" svg:y1="9.699cm" svg:x2="68.608cm" svg:y2="14.589cm" draw:start-shape="id1" draw:start-glue-point="1" draw:end-shape="id2" draw:end-glue-point="3" svg:d="M56372 9699h501l11234 4890h501" svg:viewBox="0 0 12237 4891">
            <text:p text:style-name="P3"><text:span text:style-name="T2">Juju API</text:span></text:p>
          </draw:connector>
          <draw:connector draw:style-name="gr7" draw:text-style-name="P5" draw:layer="layout" draw:type="lines" svg:x1="58.347cm" svg:y1="20.24cm" svg:x2="68.608cm" svg:y2="14.589cm" draw:start-shape="id3" draw:start-glue-point="1" draw:end-shape="id2" draw:end-glue-point="3" svg:d="M58347 20240h501l9259-5651h501" svg:viewBox="0 0 10262 5652">
            <text:p/>
          </draw:connector>
          <draw:frame draw:style-name="gr3" draw:text-style-name="P2" xml:id="id5" draw:id="id5" draw:layer="layout" svg:width="5.497cm" svg:height="1.905cm" svg:x="67.385cm" svg:y="21.701cm">
            <draw:text-box>
              <text:p text:style-name="P1"><text:span text:style-name="T1">Juju unit</text:span></text:p>
            </draw:text-box>
          </draw:frame>
          <draw:frame draw:style-name="gr3" draw:text-style-name="P2" xml:id="id6" draw:id="id6" draw:layer="layout" svg:width="5.497cm" svg:height="1.905cm" svg:x="67.421cm" svg:y="24.241cm">
            <draw:text-box>
              <text:p text:style-name="P1"><text:span text:style-name="T1">Juju unit</text:span></text:p>
            </draw:text-box>
          </draw:frame>
          <draw:frame draw:style-name="gr8" draw:text-style-name="P2" draw:layer="layout" svg:width="8.787cm" svg:height="4.318cm" svg:x="78.7cm" svg:y="14.97cm">
            <draw:text-box>
              <text:p text:style-name="P1"><text:span text:style-name="T1">cloud instance</text:span></text:p>
            </draw:text-box>
          </draw:frame>
          <draw:frame draw:style-name="gr3" draw:text-style-name="P2" xml:id="id7" draw:id="id7" draw:layer="layout" svg:width="5.497cm" svg:height="1.905cm" svg:x="80.351cm" svg:y="16.748cm">
            <draw:text-box>
              <text:p text:style-name="P1"><text:span text:style-name="T1">Juju unit</text:span></text:p>
            </draw:text-box>
          </draw:frame>
          <draw:frame draw:style-name="gr8" draw:text-style-name="P2" draw:layer="layout" svg:width="8.787cm" svg:height="4.318cm" svg:x="75.652cm" svg:y="24.368cm">
            <draw:text-box>
              <text:p text:style-name="P1"><text:span text:style-name="T1">cloud instance</text:span></text:p>
            </draw:text-box>
          </draw:frame>
          <draw:frame draw:style-name="gr3" draw:text-style-name="P2" xml:id="id8" draw:id="id8" draw:layer="layout" svg:width="5.497cm" svg:height="1.905cm" svg:x="77.303cm" svg:y="26.146cm">
            <draw:text-box>
              <text:p text:style-name="P1"><text:span text:style-name="T1">Juju unit</text:span></text:p>
            </draw:text-box>
          </draw:frame>
          <draw:frame draw:style-name="gr3" draw:text-style-name="P2" xml:id="id4" draw:id="id4" draw:layer="layout" svg:width="6.374cm" svg:height="1.905cm" svg:x="53.959cm" svg:y="13.7cm">
            <draw:text-box>
              <text:p text:style-name="P1"><text:span text:style-name="T1">JSON RPC</text:span></text:p>
            </draw:text-box>
          </draw:frame>
          <draw:connector draw:style-name="gr7" draw:text-style-name="P5" draw:layer="layout" draw:type="lines" svg:x1="60.333cm" svg:y1="14.652cm" svg:x2="68.608cm" svg:y2="14.589cm" draw:start-shape="id4" draw:start-glue-point="1" draw:end-shape="id2" draw:end-glue-point="3" svg:d="M60333 14652h501l7273-63h501" svg:viewBox="0 0 8276 64">
            <text:p/>
          </draw:connector>
          <draw:frame draw:style-name="gr3" draw:text-style-name="P2" xml:id="id12" draw:id="id12" draw:layer="layout" svg:width="4.562cm" svg:height="3.105cm" svg:x="77.083cm" svg:y="37.576cm">
            <draw:text-box>
              <text:p text:style-name="P1"><text:span text:style-name="T1">service</text:span></text:p>
              <text:p text:style-name="P1"><text:span text:style-name="T1">client</text:span></text:p>
            </draw:text-box>
          </draw:frame>
          <draw:frame draw:style-name="gr3" draw:text-style-name="P2" xml:id="id13" draw:id="id13" draw:layer="layout" svg:width="4.562cm" svg:height="3.105cm" svg:x="88.132cm" svg:y="37.519cm">
            <draw:text-box>
              <text:p text:style-name="P1"><text:span text:style-name="T1">service</text:span></text:p>
              <text:p text:style-name="P1"><text:span text:style-name="T1">client</text:span></text:p>
            </draw:text-box>
          </draw:frame>
          <draw:frame draw:style-name="gr3" draw:text-style-name="P2" xml:id="id11" draw:id="id11" draw:layer="layout" svg:width="4.562cm" svg:height="3.105cm" svg:x="69.209cm" svg:y="37.576cm">
            <draw:text-box>
              <text:p text:style-name="P1"><text:span text:style-name="T1">service</text:span></text:p>
              <text:p text:style-name="P1"><text:span text:style-name="T1">client</text:span></text:p>
            </draw:text-box>
          </draw:frame>
          <draw:frame draw:style-name="gr3" draw:text-style-name="P2" xml:id="id9" draw:id="id9" draw:layer="layout" svg:width="4.562cm" svg:height="3.105cm" svg:x="60.69cm" svg:y="37.519cm">
            <draw:text-box>
              <text:p text:style-name="P1"><text:span text:style-name="T1">service</text:span></text:p>
              <text:p text:style-name="P1"><text:span text:style-name="T1">client</text:span></text:p>
            </draw:text-box>
          </draw:frame>
          <draw:connector draw:style-name="gr9" draw:text-style-name="P5" draw:layer="layout" draw:type="curve" draw:line-skew="-0.96cm -1.942cm" svg:x1="72.019cm" svg:y1="15.732cm" svg:x2="67.385cm" svg:y2="22.653cm" draw:start-shape="id2" draw:start-glue-point="2" draw:end-shape="id5" draw:end-glue-point="3" svg:d="M72019 15732c0 3037-3539 2531-5613 3502s-2685 3419 979 3419" svg:viewBox="0 0 7278 6922">
            <text:p/>
          </draw:connector>
          <draw:connector draw:style-name="gr9" draw:text-style-name="P5" draw:layer="layout" draw:type="curve" draw:line-skew="-2.787cm -2.856cm" svg:x1="72.019cm" svg:y1="15.732cm" svg:x2="67.421cm" svg:y2="25.193cm" draw:start-shape="id2" draw:start-glue-point="2" draw:end-shape="id6" draw:end-glue-point="3" svg:d="M72019 15732c0 2202-3978 1834-6386 3649s-3247 5812 1788 5812" svg:viewBox="0 0 8296 9462">
            <text:p/>
          </draw:connector>
          <draw:connector draw:style-name="gr9" draw:text-style-name="P5" draw:layer="layout" draw:type="curve" svg:x1="72.019cm" svg:y1="15.732cm" svg:x2="80.351cm" svg:y2="17.7cm" draw:start-shape="id2" draw:start-glue-point="2" draw:end-shape="id7" draw:end-glue-point="3" svg:d="M72019 15732c0 1312 2777 1968 8332 1968" svg:viewBox="0 0 8333 1969">
            <text:p/>
          </draw:connector>
          <draw:connector draw:style-name="gr9" draw:text-style-name="P5" draw:layer="layout" draw:type="curve" draw:line-skew="-0.826cm" svg:x1="72.019cm" svg:y1="15.732cm" svg:x2="80.051cm" svg:y2="26.146cm" draw:start-shape="id2" draw:start-glue-point="2" draw:end-shape="id8" draw:end-glue-point="0" svg:d="M72019 15732c0 6571 8032 1365 8032 10414" svg:viewBox="0 0 8033 10415">
            <text:p/>
          </draw:connector>
          <draw:connector draw:style-name="gr7" draw:text-style-name="P5" draw:layer="layout" draw:type="lines" svg:x1="80.051cm" svg:y1="28.051cm" svg:x2="62.971cm" svg:y2="37.519cm" draw:start-shape="id8" draw:start-glue-point="2" draw:end-shape="id9" draw:end-glue-point="0" svg:d="M80051 28051v501l-17080 8466v501" svg:viewBox="0 0 17081 9469">
            <text:p/>
          </draw:connector>
          <draw:frame draw:style-name="gr5" draw:text-style-name="P2" xml:id="id10" draw:id="id10" draw:layer="layout" svg:width="5.916cm" svg:height="2.286cm" svg:x="80.248cm" svg:y="8.112cm">
            <draw:text-box>
              <text:p text:style-name="P1"><text:span text:style-name="T1">cloud API</text:span></text:p>
            </draw:text-box>
          </draw:frame>
          <draw:connector draw:style-name="gr7" draw:text-style-name="P5" draw:layer="layout" draw:type="lines" svg:x1="75.43cm" svg:y1="14.589cm" svg:x2="83.206cm" svg:y2="10.398cm" draw:start-shape="id2" draw:start-glue-point="1" draw:end-shape="id10" draw:end-glue-point="2" svg:d="M75430 14589h501l7275-3690v-501" svg:viewBox="0 0 7777 4192">
            <text:p/>
          </draw:connector>
          <draw:connector draw:style-name="gr7" draw:text-style-name="P5" draw:layer="layout" draw:type="lines" svg:x1="71.49cm" svg:y1="37.576cm" svg:x2="80.051cm" svg:y2="28.051cm" draw:start-shape="id11" draw:start-glue-point="0" draw:end-shape="id8" draw:end-glue-point="2" svg:d="M71490 37576v-501l8561-8523v-501" svg:viewBox="0 0 8562 9526">
            <text:p/>
          </draw:connector>
          <draw:connector draw:style-name="gr7" draw:text-style-name="P5" draw:layer="layout" draw:type="lines" svg:x1="79.364cm" svg:y1="37.576cm" svg:x2="80.051cm" svg:y2="28.051cm" draw:start-shape="id12" draw:start-glue-point="0" draw:end-shape="id8" draw:end-glue-point="2" svg:d="M79364 37576v-501l687-8523v-501" svg:viewBox="0 0 688 9526">
            <text:p/>
          </draw:connector>
          <draw:connector draw:style-name="gr7" draw:text-style-name="P5" draw:layer="layout" draw:type="lines" svg:x1="90.413cm" svg:y1="37.519cm" svg:x2="85.848cm" svg:y2="17.7cm" draw:start-shape="id13" draw:start-glue-point="0" draw:end-shape="id7" draw:end-glue-point="1" svg:d="M90413 37519v-501l-4064-19318h-501" svg:viewBox="0 0 4566 19820">
            <text:p/>
          </draw:connector>
          <draw:connector draw:style-name="gr7" draw:text-style-name="P5" draw:layer="layout" draw:type="lines" svg:x1="72.918cm" svg:y1="25.193cm" svg:x2="72.882cm" svg:y2="22.653cm" draw:start-shape="id6" draw:start-glue-point="1" draw:end-shape="id5" draw:end-glue-point="1" svg:d="M72918 25193h501l-36-2540h-501" svg:viewBox="0 0 538 2541">
            <text:p/>
          </draw:connector>
          <draw:connector draw:style-name="gr7" draw:text-style-name="P5" draw:layer="layout" draw:type="lines" svg:x1="70.169cm" svg:y1="26.146cm" svg:x2="77.303cm" svg:y2="27.098cm" draw:start-shape="id6" draw:start-glue-point="2" draw:end-shape="id8" svg:d="M70169 26146v501l6633 451h501" svg:viewBox="0 0 7135 953">
            <text:p/>
          </draw:connector>
        </draw:g>
        <draw:g>
          <draw:frame draw:style-name="gr10" draw:text-style-name="P2" xml:id="id14" draw:id="id14" draw:layer="layout" svg:width="8.093cm" svg:height="2.486cm" svg:x="13.644cm" svg:y="5.81cm">
            <draw:text-box draw:corner-radius="0.254cm">
              <text:p text:style-name="P1"><text:span text:style-name="T1">environment</text:span></text:p>
            </draw:text-box>
          </draw:frame>
          <draw:frame draw:style-name="gr11" draw:text-style-name="P2" xml:id="id15" draw:id="id15" draw:layer="layout" svg:width="5.583cm" svg:height="2.486cm" svg:x="35.407cm" svg:y="8.223cm">
            <draw:text-box draw:corner-radius="0.254cm">
              <text:p text:style-name="P1"><text:span text:style-name="T1">provider</text:span></text:p>
            </draw:text-box>
          </draw:frame>
          <draw:frame draw:style-name="gr12" draw:text-style-name="P6" xml:id="id20" draw:id="id20" draw:layer="layout" svg:width="5.541cm" svg:height="2.486cm" svg:x="14.96cm" svg:y="24.352cm">
            <draw:text-box draw:corner-radius="0.254cm">
              <text:p text:style-name="P1"><text:span text:style-name="T3">relation</text:span></text:p>
            </draw:text-box>
          </draw:frame>
          <draw:frame draw:style-name="gr13" draw:text-style-name="P2" xml:id="id19" draw:id="id19" draw:layer="layout" svg:width="2.992cm" svg:height="2.486cm" svg:x="16.232cm" svg:y="19.145cm">
            <draw:text-box draw:corner-radius="0.254cm">
              <text:p text:style-name="P1"><text:span text:style-name="T1">unit</text:span></text:p>
            </draw:text-box>
          </draw:frame>
          <draw:frame draw:style-name="gr14" draw:text-style-name="P2" xml:id="id16" draw:id="id16" draw:layer="layout" svg:width="5.536cm" svg:height="2.486cm" svg:x="21.435cm" svg:y="13.557cm">
            <draw:text-box draw:corner-radius="0.254cm">
              <text:p text:style-name="P1"><text:span text:style-name="T1">machine</text:span></text:p>
            </draw:text-box>
          </draw:frame>
          <draw:frame draw:style-name="gr15" draw:text-style-name="P2" xml:id="id18" draw:id="id18" draw:layer="layout" svg:width="4.762cm" svg:height="2.486cm" svg:x="8.874cm" svg:y="13.684cm">
            <draw:text-box draw:corner-radius="0.254cm">
              <text:p text:style-name="P1"><text:span text:style-name="T1">service</text:span></text:p>
            </draw:text-box>
          </draw:frame>
          <draw:connector draw:style-name="gr16" draw:text-style-name="P5" draw:layer="layout" draw:type="line" svg:x1="21.737cm" svg:y1="7.053cm" svg:x2="35.407cm" svg:y2="9.466cm" draw:start-shape="id14" draw:start-glue-point="1" draw:end-shape="id15" draw:end-glue-point="3" svg:d="M21737 7053l13670 2413" svg:viewBox="0 0 13671 2414">
            <text:p/>
          </draw:connector>
          <draw:frame draw:style-name="gr17" draw:text-style-name="P2" xml:id="id17" draw:id="id17" draw:layer="layout" svg:width="5.378cm" svg:height="2.336cm" svg:x="35.482cm" svg:y="13.632cm">
            <draw:text-box draw:corner-radius="0.254cm">
              <text:p text:style-name="P1"><text:span text:style-name="T1">instance</text:span></text:p>
            </draw:text-box>
          </draw:frame>
          <draw:connector draw:style-name="gr16" draw:text-style-name="P5" draw:layer="layout" draw:type="line" svg:x1="26.971cm" svg:y1="14.8cm" svg:x2="35.482cm" svg:y2="14.8cm" draw:start-shape="id16" draw:start-glue-point="1" draw:end-shape="id17" draw:end-glue-point="3" svg:d="M26971 14800h8511" svg:viewBox="0 0 8512 1">
            <text:p/>
          </draw:connector>
          <draw:connector draw:style-name="gr18" draw:text-style-name="P5" draw:layer="layout" draw:type="line" svg:x1="38.171cm" svg:y1="13.632cm" svg:x2="38.198cm" svg:y2="10.709cm" draw:start-shape="id17" draw:start-glue-point="0" draw:end-shape="id15" draw:end-glue-point="2" svg:d="M38171 13632l27-2923" svg:viewBox="0 0 28 2924">
            <text:p/>
          </draw:connector>
          <draw:connector draw:style-name="gr18" draw:text-style-name="P5" draw:layer="layout" draw:type="line" svg:x1="11.255cm" svg:y1="13.684cm" svg:x2="17.69cm" svg:y2="8.296cm" draw:start-shape="id18" draw:start-glue-point="0" draw:end-shape="id14" draw:end-glue-point="2" svg:d="M11255 13684l6435-5388" svg:viewBox="0 0 6436 5389">
            <text:p/>
          </draw:connector>
          <draw:connector draw:style-name="gr18" draw:text-style-name="P5" draw:layer="layout" draw:type="line" svg:x1="24.203cm" svg:y1="13.557cm" svg:x2="17.69cm" svg:y2="8.296cm" draw:start-shape="id16" draw:start-glue-point="0" draw:end-shape="id14" draw:end-glue-point="2" svg:d="M24203 13557l-6513-5261" svg:viewBox="0 0 6514 5262">
            <text:p/>
          </draw:connector>
          <draw:connector draw:style-name="gr18" draw:text-style-name="P5" draw:layer="layout" draw:type="line" svg:x1="16.232cm" svg:y1="20.388cm" svg:x2="11.255cm" svg:y2="16.17cm" draw:start-shape="id19" draw:start-glue-point="3" draw:end-shape="id18" draw:end-glue-point="2" svg:d="M16232 20388l-4977-4218" svg:viewBox="0 0 4978 4219">
            <text:p/>
          </draw:connector>
          <draw:connector draw:style-name="gr18" draw:text-style-name="P5" draw:layer="layout" draw:type="line" svg:x1="19.224cm" svg:y1="20.388cm" svg:x2="24.203cm" svg:y2="16.043cm" draw:start-shape="id19" draw:start-glue-point="1" draw:end-shape="id16" draw:end-glue-point="2" svg:d="M19224 20388l4979-4345" svg:viewBox="0 0 4980 4346">
            <text:p/>
          </draw:connector>
          <draw:connector draw:style-name="gr18" draw:text-style-name="P5" draw:layer="layout" draw:type="curve" svg:x1="14.96cm" svg:y1="25.595cm" svg:x2="17.728cm" svg:y2="21.631cm" draw:start-shape="id20" draw:start-glue-point="3" draw:end-shape="id19" draw:end-glue-point="2" svg:d="M14960 25595c-789 0-658-1302 231-1783s2537-140 2537-2181" svg:viewBox="0 0 3290 3965">
            <text:p/>
          </draw:connector>
          <draw:connector draw:style-name="gr18" draw:text-style-name="P5" draw:layer="layout" draw:type="curve" svg:x1="20.501cm" svg:y1="25.595cm" svg:x2="17.728cm" svg:y2="21.631cm" draw:start-shape="id20" draw:start-glue-point="1" draw:end-shape="id19" draw:end-glue-point="2" svg:d="M20501 25595c789 0 657-1302-233-1783s-2540-140-2540-2181" svg:viewBox="0 0 3295 3965">
            <text:p/>
          </draw:connector>
        </draw:g>
        <draw:frame draw:style-name="gr19" draw:text-style-name="P8" draw:layer="layout" svg:width="24.893cm" svg:height="11.697cm" svg:x="31.099cm" svg:y="35.842cm">
          <draw:text-box>
            <text:p text:style-name="P1"><text:span text:style-name="T1">Juju State</text:span></text:p>
            <text:p text:style-name="P1"><text:span text:style-name="T1"/></text:p>
            <text:p text:style-name="P7"><text:span text:style-name="T1">* Captures intent for the environment</text:span></text:p>
            <text:p text:style-name="P7"><text:span text:style-name="T1">* Drives events which realize that intent</text:span></text:p>
            <text:p text:style-name="P7"><text:span text:style-name="T1">* Managed by the Juju server (behind API)</text:span></text:p>
            <text:p text:style-name="P7"><text:span text:style-name="T1">* High-availability through replication</text:span></text:p>
          </draw:text-box>
        </draw:frame>
        <draw:g>
          <draw:frame draw:style-name="gr10" draw:text-style-name="P2" xml:id="id21" draw:id="id21" draw:layer="layout" svg:width="8.093cm" svg:height="2.486cm" svg:x="11.993cm" svg:y="32.299cm">
            <draw:text-box draw:corner-radius="0.254cm">
              <text:p text:style-name="P1"><text:span text:style-name="T1">environment</text:span></text:p>
            </draw:text-box>
          </draw:frame>
          <draw:frame draw:style-name="gr14" draw:text-style-name="P2" xml:id="id24" draw:id="id24" draw:layer="layout" svg:width="5.536cm" svg:height="2.486cm" svg:x="13.446cm" svg:y="41.093cm">
            <draw:text-box draw:corner-radius="0.254cm">
              <text:p text:style-name="P1"><text:span text:style-name="T1">agents</text:span></text:p>
            </draw:text-box>
          </draw:frame>
          <draw:frame draw:style-name="gr15" draw:text-style-name="P2" xml:id="id23" draw:id="id23" draw:layer="layout" svg:width="4.762cm" svg:height="2.486cm" svg:x="7.223cm" svg:y="37.379cm">
            <draw:text-box draw:corner-radius="0.254cm">
              <text:p text:style-name="P1"><text:span text:style-name="T1">state</text:span></text:p>
            </draw:text-box>
          </draw:frame>
          <draw:frame draw:style-name="gr17" draw:text-style-name="P2" xml:id="id22" draw:id="id22" draw:layer="layout" svg:width="5.378cm" svg:height="2.336cm" svg:x="19.752cm" svg:y="37.229cm">
            <draw:text-box draw:corner-radius="0.254cm">
              <text:p text:style-name="P1"><text:span text:style-name="T1">API</text:span></text:p>
            </draw:text-box>
          </draw:frame>
          <draw:connector draw:style-name="gr16" draw:text-style-name="P5" draw:layer="layout" draw:type="line" svg:x1="16.039cm" svg:y1="34.785cm" svg:x2="22.441cm" svg:y2="37.229cm" draw:start-shape="id21" draw:start-glue-point="2" draw:end-shape="id22" draw:end-glue-point="0" svg:d="M16039 34785l6402 2444" svg:viewBox="0 0 6403 2445">
            <text:p/>
          </draw:connector>
          <draw:connector draw:style-name="gr20" draw:text-style-name="P5" draw:layer="layout" draw:type="line" svg:x1="9.604cm" svg:y1="37.379cm" svg:x2="16.039cm" svg:y2="34.785cm" draw:start-shape="id23" draw:start-glue-point="0" draw:end-shape="id21" draw:end-glue-point="2" svg:d="M9604 37379l6435-2594" svg:viewBox="0 0 6436 2595">
            <text:p/>
          </draw:connector>
          <draw:connector draw:style-name="gr20" draw:text-style-name="P5" draw:layer="layout" draw:type="line" svg:x1="16.214cm" svg:y1="41.093cm" svg:x2="16.039cm" svg:y2="34.785cm" draw:start-shape="id24" draw:start-glue-point="0" draw:end-shape="id21" draw:end-glue-point="2" svg:d="M16214 41093l-175-6308" svg:viewBox="0 0 176 6309">
            <text:p/>
          </draw:connector>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1" svg:font-family="Ubuntu"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9T14:48:36.322583106</meta:creation-date>
    <dc:date>2015-04-09T14:52:27.040823191</dc:date>
    <meta:editing-duration>P0D</meta:editing-duration>
    <meta:editing-cycles>1</meta:editing-cycles>
    <meta:document-statistic meta:object-count="59"/>
    <meta:generator>LibreOffice/4.2.7.2$Linux_X86_64 LibreOffice_project/420m0$Build-2</meta:generator>
  </office:meta>
</office:document-meta>
</file>